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P2" style:family="paragraph" style:parent-style-name="Title">
      <style:text-properties style:font-name="Calibri" officeooo:rsid="000cc793" officeooo:paragraph-rsid="00460a15"/>
    </style:style>
    <style:style style:name="P3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officeooo:paragraph-rsid="0065dd4d"/>
    </style:style>
    <style:style style:name="P5" style:family="paragraph" style:parent-style-name="Text_20_body">
      <style:text-properties fo:color="#2a6099" loext:opacity="100%" style:font-name="Calibri" fo:font-size="18pt" style:text-underline-style="solid" style:text-underline-width="auto" style:text-underline-color="font-color" fo:font-weight="bold" officeooo:rsid="0057abf8" officeooo:paragraph-rsid="0057abf8" style:font-size-asian="18pt" style:font-weight-asian="bold" style:font-size-complex="18pt" style:font-weight-complex="bold"/>
    </style:style>
    <style:style style:name="P6" style:family="paragraph" style:parent-style-name="Text_20_body">
      <style:text-properties fo:color="#000000" loext:opacity="100%" style:font-name="Calibri" fo:font-size="12pt" style:text-underline-style="none" fo:font-weight="normal" officeooo:rsid="005a8dc5" officeooo:paragraph-rsid="00669d1a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color="#000000" loext:opacity="100%" style:font-name="Calibri" fo:font-size="12pt" style:text-underline-style="none" fo:font-weight="normal" officeooo:rsid="005a8dc5" officeooo:paragraph-rsid="005a8dc5" style:font-size-asian="12pt" style:font-weight-asian="normal" style:font-size-complex="12pt" style:font-weight-complex="normal"/>
    </style:style>
    <style:style style:name="P8" style:family="paragraph" style:parent-style-name="Text_20_body">
      <style:text-properties fo:color="#000000" loext:opacity="100%" style:font-name="Calibri" fo:font-size="12pt" style:text-underline-style="none" fo:font-weight="normal" officeooo:rsid="005a8dc5" officeooo:paragraph-rsid="005ec8c0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00" loext:opacity="100%" style:font-name="Calibri" fo:font-size="12pt" style:text-underline-style="none" fo:font-weight="normal" officeooo:rsid="005a8dc5" officeooo:paragraph-rsid="005f7839" style:font-size-asian="12pt" style:font-weight-asian="normal" style:font-size-complex="12pt" style:font-weight-complex="normal"/>
    </style:style>
    <style:style style:name="P10" style:family="paragraph" style:parent-style-name="Text_20_body">
      <style:text-properties fo:color="#000000" loext:opacity="100%" style:font-name="Calibri" fo:font-size="12pt" style:text-underline-style="none" fo:font-weight="normal" officeooo:rsid="005a8dc5" officeooo:paragraph-rsid="005fd441" style:font-size-asian="12pt" style:font-weight-asian="normal" style:font-size-complex="12pt" style:font-weight-complex="normal"/>
    </style:style>
    <style:style style:name="T1" style:family="text">
      <style:text-properties fo:font-size="12pt" fo:font-weight="normal" officeooo:rsid="0057abf8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465a4" loext:opacity="100%" style:text-underline-style="solid" style:text-underline-width="auto" style:text-underline-color="font-color"/>
    </style:style>
    <style:style style:name="T7" style:family="text">
      <style:text-properties fo:color="#3465a4" loext:opacity="100%" style:text-underline-style="solid" style:text-underline-width="auto" style:text-underline-color="font-color" officeooo:rsid="0057abf8"/>
    </style:style>
    <style:style style:name="T8" style:family="text">
      <style:text-properties fo:color="#3465a4" loext:opacity="100%" style:font-name="Calibri" style:text-underline-style="solid" style:text-underline-width="auto" style:text-underline-color="font-color"/>
    </style:style>
    <style:style style:name="T9" style:family="text">
      <style:text-properties fo:color="#3465a4" loext:opacity="100%" fo:font-size="28pt" style:text-underline-style="solid" style:text-underline-width="auto" style:text-underline-color="font-color" fo:font-weight="bold" officeooo:rsid="0059003b" style:font-name-asian="Noto Sans CJK SC" style:font-size-asian="28pt" style:font-weight-asian="bold" style:font-name-complex="Lohit Devanagari" style:font-size-complex="2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2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13" style:family="text">
      <style:text-properties style:font-name="Calibri" fo:font-size="9pt" style:text-underline-style="none" fo:font-weight="normal" officeooo:rsid="0049b282" style:font-size-asian="9pt" style:font-weight-asian="normal" style:font-size-complex="9pt" style:font-weight-complex="normal"/>
    </style:style>
    <style:style style:name="T14" style:family="text">
      <style:text-properties officeooo:rsid="005d6ed2"/>
    </style:style>
    <style:style style:name="T15" style:family="text">
      <style:text-properties officeooo:rsid="00611472"/>
    </style:style>
    <style:style style:name="T16" style:family="text">
      <style:text-properties officeooo:rsid="00638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6">T</text:span><text:span text:style-name="T7">rame a</text:span><text:span text:style-name="T6">ctivité </text:span><text:span text:style-name="T9">2</text:span><text:span text:style-name="T8">: le triangle du feu.</text:span></text:p>
      <text:p text:style-name="P3"><text:span text:style-name="T5">Objectifs :</text:span><text:span text:style-name="T10"> </text:span></text:p>
      <text:p text:style-name="P4"><text:span text:style-name="T11">- </text:span><text:span text:style-name="T13">Utiliser le triangle du feu pour déterminer comment un feu a été éteint.</text:span></text:p>
      <text:p text:style-name="P5">Matériel : </text:p>
      <text:p text:style-name="P6">1 feuille par binôme, vidéo pour la classe</text:p>
      <text:p text:style-name="P5">Trame :</text:p>
      <text:p text:style-name="P7">Question 1 et 2 en individuel </text:p>
      <text:p text:style-name="P7">correction</text:p>
      <text:p text:style-name="P7">vidéo doc2, Q3 individuel</text:p>
      <text:p text:style-name="P7">vidéo doc3, Q4-5-6 individuel</text:p>
      <text:p text:style-name="P8">correction</text:p>
      <text:p text:style-name="P9">Q7-8-9 temps individuel, puis en binôme</text:p>
      <text:p text:style-name="P10">bilan : triangle du feu qu’est-ce que c’est comment s’en servir.</text:p>
      <text:p text:style-name="P10">à finir chez soi, trace de cours à recopier à la fin ou chez so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57abf8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3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Trame a</text:span><text:span text:style-name="MT2">ctivité </text:span><text:span text:style-name="MT3">n°</text:span><text:span text:style-name="MT4"><text:tab/><text:tab/><text:tab/><text:tab/> <text:s text:c="9"/><text:tab/><text:tab/><text:tab/><text:tab/><text:tab/><text:tab/><text:tab/><text:tab/><text:tab/> <text:s text:c="3"/></text:span><text:span text:style-name="MT4"><text:page-number text:select-page="current">1</text:page-number></text:span><text:span text:style-name="MT4">/</text:span><text:span text:style-name="MT4"><text:page-count>1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7M35S</meta:editing-duration>
    <meta:editing-cycles>13</meta:editing-cycles>
    <meta:generator>LibreOffice/7.0.4.2$Linux_X86_64 LibreOffice_project/00$Build-2</meta:generator>
    <meta:creation-date>2020-12-27T15:30:08.829188707</meta:creation-date>
    <meta:initial-creator>J Cercy</meta:initial-creator>
    <dc:date>2020-12-27T15:37:48.702999208</dc:date>
    <dc:creator>J Cercy</dc:creator>
    <meta:document-statistic meta:table-count="0" meta:image-count="0" meta:object-count="0" meta:page-count="1" meta:paragraph-count="15" meta:word-count="87" meta:character-count="501" meta:non-whitespace-character-count="400"/>
  </office:meta>
</office:document-meta>
</file>